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666666" draw:marker-start-width="0.124cm" draw:marker-end-width="0.124cm" draw:fill="solid" draw:fill-color="#e6e6e6" draw:textarea-horizontal-align="justify" draw:textarea-vertical-align="middle" draw:auto-grow-height="false" fo:padding-top="0.151cm" fo:padding-bottom="0.151cm" fo:padding-left="0.276cm" fo:padding-right="0.276cm" style:protect="position size"/>
    </style:style>
    <style:style style:name="gr2" style:family="graphic" style:parent-style-name="objectwithoutfill">
      <style:graphic-properties svg:stroke-width="0.051cm" svg:stroke-color="#666666" draw:fill="none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2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39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508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666666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objectwithoutfill">
      <style:graphic-properties svg:stroke-width="0.051cm" svg:stroke-color="#66666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131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none" svg:stroke-color="#000000" draw:fill="none" draw:fill-color="#ffffff" fo:min-height="0.508cm"/>
    </style:style>
    <style:style style:name="gr13" style:family="graphic" style:parent-style-name="objectwithoutfill">
      <style:graphic-properties svg:stroke-width="0.051cm" svg:stroke-color="#666666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fo:min-height="0.462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fill="none" draw:fill-color="#ffffff" fo:min-height="0.208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fill="none" draw:fill-color="#ffffff" fo:min-height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draw:textarea-horizontal-align="right" draw:textarea-vertical-align="justify" draw:auto-grow-height="false" draw:auto-grow-width="true" fo:min-width="0cm" fo:padding-top="0.15cm" fo:padding-bottom="0.15cm" fo:padding-left="0.275cm" fo:padding-right="0.275cm"/>
      <style:paragraph-properties style:writing-mode="tb-rl"/>
    </style:style>
    <style:style style:name="gr18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OCRB" style:font-family-generic="modern" style:font-pitch="fixed" fo:font-size="10pt" style:font-size-asian="10pt" style:font-size-complex="10pt"/>
    </style:style>
    <style:style style:name="P4" style:family="paragraph">
      <style:text-properties fo:font-family="'OCR A Extended'" style:font-family-generic="modern" style:font-pitch="variable"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 style:writing-mode="tb-rl"/>
      <style:text-properties fo:font-size="8pt" style:font-size-asian="8pt" style:font-size-complex="8pt"/>
    </style:style>
    <style:style style:name="P7" style:family="paragraph">
      <style:text-properties fo:color="#000000" style:text-outline="false" fo:font-family="'OCR A Extended'" style:font-family-generic="modern" style:font-pitch="variable" fo:text-shadow="1pt 1pt"/>
    </style:style>
    <style:style style:name="T1" style:family="text">
      <style:text-properties fo:color="#000000" style:text-outline="false" style:text-line-through-style="none" fo:font-family="'Geotype TT'" style:font-family-generic="decorative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Century Gothic'" style:font-family-generic="swiss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entury Gothic'" style:font-family-generic="swiss" style:font-pitch="variable" fo:font-size="12pt" style:font-size-asian="12pt" style:font-size-complex="12pt"/>
    </style:style>
    <style:style style:name="T4" style:family="text">
      <style:text-properties fo:font-family="'OCR A Extended'" style:font-family-generic="modern" style:font-pitch="variable" fo:font-size="12pt" style:font-size-asian="12pt" style:font-size-complex="12pt"/>
    </style:style>
    <style:style style:name="T5" style:family="text">
      <style:text-properties fo:font-family="OCRB" style:font-family-generic="modern" style:font-pitch="fixed" fo:font-size="10pt" style:font-size-asian="10pt" style:font-size-complex="10pt"/>
    </style:style>
    <style:style style:name="T6" style:family="text">
      <style:text-properties fo:font-family="'OCR A Extended'" style:font-family-generic="modern" style:font-pitch="variable"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family="Wingdings" style:font-pitch="variable" style:font-charset="x-symbol" fo:font-size="8pt" style:font-size-asian="8pt" style:font-size-complex="8pt"/>
    </style:style>
    <style:style style:name="T9" style:family="text">
      <style:text-properties fo:color="#000000" style:text-outline="false" style:text-line-through-style="none" fo:font-family="'Geotype TT'" style:font-family-generic="decorative" style:font-pitch="variable" fo:font-size="16pt" fo:font-style="normal" fo:text-shadow="1pt 1pt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4cm" svg:height="20.86cm" svg:x="1cm" svg:y="1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397cm" svg:x2="14.24cm" svg:y2="2.397cm">
          <text:p/>
        </draw:line>
        <draw:frame draw:style-name="gr3" draw:text-style-name="P3" draw:layer="layout" svg:width="9.271cm" svg:height="1.694cm" svg:x="1cm" svg:y="1.079cm">
          <draw:text-box>
            <text:p><text:span text:style-name="T1"><text:s text:c="4"/></text:span><text:span text:style-name="T2">T</text:span><text:span text:style-name="T3">HE GALACTIC GUILD OF SURVEYORS</text:span></text:p>
            <text:p><text:span text:style-name="T4">SECTOR CLAIM SYSTEM LIST</text:span></text:p>
            <text:p><text:span text:style-name="T5"/></text:p>
          </draw:text-box>
        </draw:frame>
        <draw:frame draw:style-name="gr4" draw:text-style-name="P4" draw:layer="layout" svg:width="3.969cm" svg:height="1.761cm" svg:x="10.271cm" svg:y="1cm">
          <draw:text-box>
            <text:p><text:span text:style-name="T6">FORM K3-553L/MF</text:span></text:p>
            <text:p><text:span text:style-name="T6"/></text:p>
            <text:p><text:span text:style-name="T6">DATE:</text:span></text:p>
            <text:p><text:span text:style-name="T6"/></text:p>
          </draw:text-box>
        </draw:frame>
        <draw:custom-shape draw:style-name="gr5" draw:text-style-name="P2" draw:layer="layout" svg:width="2.413cm" svg:height="0.508cm" svg:x="11.668cm" svg:y="1.76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0.808cm" svg:x="11.735cm" svg:y="1.695cm">
          <draw:text-box>
            <text:p><text:span text:style-name="T6"><text:s text:c="2"/></text:span><text:span text:style-name="T6">/ <text:s/>/</text:span></text:p>
          </draw:text-box>
        </draw:frame>
        <draw:custom-shape draw:style-name="gr7" draw:text-style-name="P2" draw:layer="layout" svg:width="12.7cm" svg:height="0.762cm" svg:x="1.254cm" svg:y="2.65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667cm" svg:height="0.508cm" svg:x="1.127cm" svg:y="2.651cm">
          <draw:text-box>
            <text:p>Sector Name</text:p>
          </draw:text-box>
        </draw:frame>
        <draw:line draw:style-name="gr9" draw:text-style-name="P2" draw:layer="layout" svg:x1="6.207cm" svg:y1="2.651cm" svg:x2="6.207cm" svg:y2="3.413cm">
          <text:p/>
        </draw:line>
        <draw:frame draw:style-name="gr10" draw:layer="layout" svg:width="2.54cm" svg:height="0.471cm" svg:x="6.08cm" svg:y="2.651cm">
          <draw:text-box>
            <text:p>Designation #</text:p>
          </draw:text-box>
        </draw:frame>
        <draw:frame draw:style-name="gr11" draw:text-style-name="P5" draw:layer="layout" svg:width="3.175cm" svg:height="0.885cm" svg:x="6.08cm" svg:y="2.905cm">
          <draw:text-box>
            <text:p><text:span text:style-name="T7">SGS - </text:span></text:p>
          </draw:text-box>
        </draw:frame>
        <draw:line draw:style-name="gr9" draw:text-style-name="P2" draw:layer="layout" svg:x1="9.509cm" svg:y1="2.651cm" svg:x2="9.509cm" svg:y2="3.413cm">
          <text:p/>
        </draw:line>
        <draw:frame draw:style-name="gr12" draw:layer="layout" svg:width="2.413cm" svg:height="0.758cm" svg:x="9.382cm" svg:y="2.651cm">
          <draw:text-box>
            <text:p>Claim Owner</text:p>
          </draw:text-box>
        </draw:frame>
        <draw:g>
          <draw:g>
            <draw:g>
              <draw:custom-shape draw:style-name="gr7" draw:text-style-name="P2" draw:layer="layout" svg:width="12.7cm" svg:height="0.762cm" svg:x="1.248cm" svg:y="3.66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3.667cm" svg:x2="1.629cm" svg:y2="4.429cm">
                <text:p/>
              </draw:line>
              <draw:frame draw:style-name="gr12" draw:layer="layout" svg:width="2.667cm" svg:height="0.758cm" svg:x="1.502cm" svg:y="3.667cm">
                <draw:text-box>
                  <text:p>System Name</text:p>
                </draw:text-box>
              </draw:frame>
              <draw:line draw:style-name="gr13" draw:text-style-name="P2" draw:layer="layout" svg:x1="6.201cm" svg:y1="3.667cm" svg:x2="6.201cm" svg:y2="4.429cm">
                <text:p/>
              </draw:line>
              <draw:frame draw:style-name="gr14" draw:layer="layout" svg:width="3.048cm" svg:height="0.762cm" svg:x="6.049cm" svg:y="3.667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3.921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3.667cm" svg:x2="11.408cm" svg:y2="4.429cm">
                <text:p/>
              </draw:line>
              <draw:frame draw:style-name="gr16" draw:layer="layout" svg:width="2.667cm" svg:height="0.521cm" svg:x="11.281cm" svg:y="3.667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3.921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4.68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4.683cm" svg:x2="1.629cm" svg:y2="5.445cm">
                <text:p/>
              </draw:line>
              <draw:frame draw:style-name="gr12" draw:layer="layout" svg:width="2.667cm" svg:height="0.758cm" svg:x="1.502cm" svg:y="4.683cm">
                <draw:text-box>
                  <text:p>System Name</text:p>
                </draw:text-box>
              </draw:frame>
              <draw:line draw:style-name="gr13" draw:text-style-name="P2" draw:layer="layout" svg:x1="6.201cm" svg:y1="4.683cm" svg:x2="6.201cm" svg:y2="5.445cm">
                <text:p/>
              </draw:line>
              <draw:frame draw:style-name="gr14" draw:layer="layout" svg:width="3.048cm" svg:height="0.762cm" svg:x="6.049cm" svg:y="4.683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4.937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4.683cm" svg:x2="11.408cm" svg:y2="5.445cm">
                <text:p/>
              </draw:line>
              <draw:frame draw:style-name="gr16" draw:layer="layout" svg:width="2.667cm" svg:height="0.521cm" svg:x="11.281cm" svg:y="4.683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4.937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5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5.699cm" svg:x2="1.629cm" svg:y2="6.461cm">
                <text:p/>
              </draw:line>
              <draw:frame draw:style-name="gr12" draw:layer="layout" svg:width="2.667cm" svg:height="0.758cm" svg:x="1.502cm" svg:y="5.699cm">
                <draw:text-box>
                  <text:p>System Name</text:p>
                </draw:text-box>
              </draw:frame>
              <draw:line draw:style-name="gr13" draw:text-style-name="P2" draw:layer="layout" svg:x1="6.201cm" svg:y1="5.699cm" svg:x2="6.201cm" svg:y2="6.461cm">
                <text:p/>
              </draw:line>
              <draw:frame draw:style-name="gr14" draw:layer="layout" svg:width="3.048cm" svg:height="0.762cm" svg:x="6.049cm" svg:y="5.699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5.953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5.699cm" svg:x2="11.408cm" svg:y2="6.461cm">
                <text:p/>
              </draw:line>
              <draw:frame draw:style-name="gr16" draw:layer="layout" svg:width="2.667cm" svg:height="0.521cm" svg:x="11.281cm" svg:y="5.699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5.953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6.71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6.715cm" svg:x2="1.629cm" svg:y2="7.477cm">
                <text:p/>
              </draw:line>
              <draw:frame draw:style-name="gr12" draw:layer="layout" svg:width="2.667cm" svg:height="0.758cm" svg:x="1.502cm" svg:y="6.715cm">
                <draw:text-box>
                  <text:p>System Name</text:p>
                </draw:text-box>
              </draw:frame>
              <draw:line draw:style-name="gr13" draw:text-style-name="P2" draw:layer="layout" svg:x1="6.201cm" svg:y1="6.715cm" svg:x2="6.201cm" svg:y2="7.477cm">
                <text:p/>
              </draw:line>
              <draw:frame draw:style-name="gr14" draw:layer="layout" svg:width="3.048cm" svg:height="0.762cm" svg:x="6.049cm" svg:y="6.715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6.969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6.715cm" svg:x2="11.408cm" svg:y2="7.477cm">
                <text:p/>
              </draw:line>
              <draw:frame draw:style-name="gr16" draw:layer="layout" svg:width="2.667cm" svg:height="0.521cm" svg:x="11.281cm" svg:y="6.715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6.969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7.7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7.752cm" svg:x2="1.629cm" svg:y2="8.514cm">
                <text:p/>
              </draw:line>
              <draw:frame draw:style-name="gr12" draw:layer="layout" svg:width="2.667cm" svg:height="0.758cm" svg:x="1.502cm" svg:y="7.752cm">
                <draw:text-box>
                  <text:p>System Name</text:p>
                </draw:text-box>
              </draw:frame>
              <draw:line draw:style-name="gr13" draw:text-style-name="P2" draw:layer="layout" svg:x1="6.201cm" svg:y1="7.752cm" svg:x2="6.201cm" svg:y2="8.514cm">
                <text:p/>
              </draw:line>
              <draw:frame draw:style-name="gr14" draw:layer="layout" svg:width="3.048cm" svg:height="0.762cm" svg:x="6.049cm" svg:y="7.752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8.006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7.752cm" svg:x2="11.408cm" svg:y2="8.514cm">
                <text:p/>
              </draw:line>
              <draw:frame draw:style-name="gr16" draw:layer="layout" svg:width="2.667cm" svg:height="0.521cm" svg:x="11.281cm" svg:y="7.752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8.006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8.76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8.768cm" svg:x2="1.629cm" svg:y2="9.53cm">
                <text:p/>
              </draw:line>
              <draw:frame draw:style-name="gr12" draw:layer="layout" svg:width="2.667cm" svg:height="0.758cm" svg:x="1.502cm" svg:y="8.768cm">
                <draw:text-box>
                  <text:p>System Name</text:p>
                </draw:text-box>
              </draw:frame>
              <draw:line draw:style-name="gr13" draw:text-style-name="P2" draw:layer="layout" svg:x1="6.201cm" svg:y1="8.768cm" svg:x2="6.201cm" svg:y2="9.53cm">
                <text:p/>
              </draw:line>
              <draw:frame draw:style-name="gr14" draw:layer="layout" svg:width="3.048cm" svg:height="0.762cm" svg:x="6.049cm" svg:y="8.768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9.022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8.768cm" svg:x2="11.408cm" svg:y2="9.53cm">
                <text:p/>
              </draw:line>
              <draw:frame draw:style-name="gr16" draw:layer="layout" svg:width="2.667cm" svg:height="0.521cm" svg:x="11.281cm" svg:y="8.768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9.022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9.78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9.784cm" svg:x2="1.629cm" svg:y2="10.546cm">
                <text:p/>
              </draw:line>
              <draw:frame draw:style-name="gr12" draw:layer="layout" svg:width="2.667cm" svg:height="0.758cm" svg:x="1.502cm" svg:y="9.784cm">
                <draw:text-box>
                  <text:p>System Name</text:p>
                </draw:text-box>
              </draw:frame>
              <draw:line draw:style-name="gr13" draw:text-style-name="P2" draw:layer="layout" svg:x1="6.201cm" svg:y1="9.784cm" svg:x2="6.201cm" svg:y2="10.546cm">
                <text:p/>
              </draw:line>
              <draw:frame draw:style-name="gr14" draw:layer="layout" svg:width="3.048cm" svg:height="0.762cm" svg:x="6.049cm" svg:y="9.784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0.038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9.784cm" svg:x2="11.408cm" svg:y2="10.546cm">
                <text:p/>
              </draw:line>
              <draw:frame draw:style-name="gr16" draw:layer="layout" svg:width="2.667cm" svg:height="0.521cm" svg:x="11.281cm" svg:y="9.784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0.038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0.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0.8cm" svg:x2="1.629cm" svg:y2="11.562cm">
                <text:p/>
              </draw:line>
              <draw:frame draw:style-name="gr12" draw:layer="layout" svg:width="2.667cm" svg:height="0.758cm" svg:x="1.502cm" svg:y="10.8cm">
                <draw:text-box>
                  <text:p>System Name</text:p>
                </draw:text-box>
              </draw:frame>
              <draw:line draw:style-name="gr13" draw:text-style-name="P2" draw:layer="layout" svg:x1="6.201cm" svg:y1="10.8cm" svg:x2="6.201cm" svg:y2="11.562cm">
                <text:p/>
              </draw:line>
              <draw:frame draw:style-name="gr14" draw:layer="layout" svg:width="3.048cm" svg:height="0.762cm" svg:x="6.049cm" svg:y="10.8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1.054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0.8cm" svg:x2="11.408cm" svg:y2="11.562cm">
                <text:p/>
              </draw:line>
              <draw:frame draw:style-name="gr16" draw:layer="layout" svg:width="2.667cm" svg:height="0.521cm" svg:x="11.281cm" svg:y="10.8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1.054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2.83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2.832cm" svg:x2="1.629cm" svg:y2="13.594cm">
                <text:p/>
              </draw:line>
              <draw:frame draw:style-name="gr12" draw:layer="layout" svg:width="2.667cm" svg:height="0.758cm" svg:x="1.502cm" svg:y="12.832cm">
                <draw:text-box>
                  <text:p>System Name</text:p>
                </draw:text-box>
              </draw:frame>
              <draw:line draw:style-name="gr13" draw:text-style-name="P2" draw:layer="layout" svg:x1="6.201cm" svg:y1="12.832cm" svg:x2="6.201cm" svg:y2="13.594cm">
                <text:p/>
              </draw:line>
              <draw:frame draw:style-name="gr14" draw:layer="layout" svg:width="3.048cm" svg:height="0.762cm" svg:x="6.049cm" svg:y="12.832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3.086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2.832cm" svg:x2="11.408cm" svg:y2="13.594cm">
                <text:p/>
              </draw:line>
              <draw:frame draw:style-name="gr16" draw:layer="layout" svg:width="2.667cm" svg:height="0.521cm" svg:x="11.281cm" svg:y="12.832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3.086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1.8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1.816cm" svg:x2="1.629cm" svg:y2="12.578cm">
                <text:p/>
              </draw:line>
              <draw:frame draw:style-name="gr12" draw:layer="layout" svg:width="2.667cm" svg:height="0.758cm" svg:x="1.502cm" svg:y="11.816cm">
                <draw:text-box>
                  <text:p>System Name</text:p>
                </draw:text-box>
              </draw:frame>
              <draw:line draw:style-name="gr13" draw:text-style-name="P2" draw:layer="layout" svg:x1="6.201cm" svg:y1="11.816cm" svg:x2="6.201cm" svg:y2="12.578cm">
                <text:p/>
              </draw:line>
              <draw:frame draw:style-name="gr14" draw:layer="layout" svg:width="3.048cm" svg:height="0.762cm" svg:x="6.049cm" svg:y="11.816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2.07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1.816cm" svg:x2="11.408cm" svg:y2="12.578cm">
                <text:p/>
              </draw:line>
              <draw:frame draw:style-name="gr16" draw:layer="layout" svg:width="2.667cm" svg:height="0.521cm" svg:x="11.281cm" svg:y="11.816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2.07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3.84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3.848cm" svg:x2="1.629cm" svg:y2="14.61cm">
                <text:p/>
              </draw:line>
              <draw:frame draw:style-name="gr12" draw:layer="layout" svg:width="2.667cm" svg:height="0.758cm" svg:x="1.502cm" svg:y="13.848cm">
                <draw:text-box>
                  <text:p>System Name</text:p>
                </draw:text-box>
              </draw:frame>
              <draw:line draw:style-name="gr13" draw:text-style-name="P2" draw:layer="layout" svg:x1="6.201cm" svg:y1="13.848cm" svg:x2="6.201cm" svg:y2="14.61cm">
                <text:p/>
              </draw:line>
              <draw:frame draw:style-name="gr14" draw:layer="layout" svg:width="3.048cm" svg:height="0.762cm" svg:x="6.049cm" svg:y="13.848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4.102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3.848cm" svg:x2="11.408cm" svg:y2="14.61cm">
                <text:p/>
              </draw:line>
              <draw:frame draw:style-name="gr16" draw:layer="layout" svg:width="2.667cm" svg:height="0.521cm" svg:x="11.281cm" svg:y="13.848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4.102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4.84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4.843cm" svg:x2="1.629cm" svg:y2="15.605cm">
                <text:p/>
              </draw:line>
              <draw:frame draw:style-name="gr12" draw:layer="layout" svg:width="2.667cm" svg:height="0.758cm" svg:x="1.502cm" svg:y="14.843cm">
                <draw:text-box>
                  <text:p>System Name</text:p>
                </draw:text-box>
              </draw:frame>
              <draw:line draw:style-name="gr13" draw:text-style-name="P2" draw:layer="layout" svg:x1="6.201cm" svg:y1="14.843cm" svg:x2="6.201cm" svg:y2="15.605cm">
                <text:p/>
              </draw:line>
              <draw:frame draw:style-name="gr14" draw:layer="layout" svg:width="3.048cm" svg:height="0.762cm" svg:x="6.049cm" svg:y="14.843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5.097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4.843cm" svg:x2="11.408cm" svg:y2="15.605cm">
                <text:p/>
              </draw:line>
              <draw:frame draw:style-name="gr16" draw:layer="layout" svg:width="2.667cm" svg:height="0.521cm" svg:x="11.281cm" svg:y="14.843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5.097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5.8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5.88cm" svg:x2="1.629cm" svg:y2="16.642cm">
                <text:p/>
              </draw:line>
              <draw:frame draw:style-name="gr12" draw:layer="layout" svg:width="2.667cm" svg:height="0.758cm" svg:x="1.502cm" svg:y="15.88cm">
                <draw:text-box>
                  <text:p>System Name</text:p>
                </draw:text-box>
              </draw:frame>
              <draw:line draw:style-name="gr13" draw:text-style-name="P2" draw:layer="layout" svg:x1="6.201cm" svg:y1="15.88cm" svg:x2="6.201cm" svg:y2="16.642cm">
                <text:p/>
              </draw:line>
              <draw:frame draw:style-name="gr14" draw:layer="layout" svg:width="3.048cm" svg:height="0.762cm" svg:x="6.049cm" svg:y="15.88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6.134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5.88cm" svg:x2="11.408cm" svg:y2="16.642cm">
                <text:p/>
              </draw:line>
              <draw:frame draw:style-name="gr16" draw:layer="layout" svg:width="2.667cm" svg:height="0.521cm" svg:x="11.281cm" svg:y="15.88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6.134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6.89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6.896cm" svg:x2="1.629cm" svg:y2="17.658cm">
                <text:p/>
              </draw:line>
              <draw:frame draw:style-name="gr12" draw:layer="layout" svg:width="2.667cm" svg:height="0.758cm" svg:x="1.502cm" svg:y="16.896cm">
                <draw:text-box>
                  <text:p>System Name</text:p>
                </draw:text-box>
              </draw:frame>
              <draw:line draw:style-name="gr13" draw:text-style-name="P2" draw:layer="layout" svg:x1="6.201cm" svg:y1="16.896cm" svg:x2="6.201cm" svg:y2="17.658cm">
                <text:p/>
              </draw:line>
              <draw:frame draw:style-name="gr14" draw:layer="layout" svg:width="3.048cm" svg:height="0.762cm" svg:x="6.049cm" svg:y="16.896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7.15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6.896cm" svg:x2="11.408cm" svg:y2="17.658cm">
                <text:p/>
              </draw:line>
              <draw:frame draw:style-name="gr16" draw:layer="layout" svg:width="2.667cm" svg:height="0.521cm" svg:x="11.281cm" svg:y="16.896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7.15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7.89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7.891cm" svg:x2="1.629cm" svg:y2="18.653cm">
                <text:p/>
              </draw:line>
              <draw:frame draw:style-name="gr12" draw:layer="layout" svg:width="2.667cm" svg:height="0.758cm" svg:x="1.502cm" svg:y="17.891cm">
                <draw:text-box>
                  <text:p>System Name</text:p>
                </draw:text-box>
              </draw:frame>
              <draw:line draw:style-name="gr13" draw:text-style-name="P2" draw:layer="layout" svg:x1="6.201cm" svg:y1="17.891cm" svg:x2="6.201cm" svg:y2="18.653cm">
                <text:p/>
              </draw:line>
              <draw:frame draw:style-name="gr14" draw:layer="layout" svg:width="3.048cm" svg:height="0.762cm" svg:x="6.049cm" svg:y="17.891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8.145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7.891cm" svg:x2="11.408cm" svg:y2="18.653cm">
                <text:p/>
              </draw:line>
              <draw:frame draw:style-name="gr16" draw:layer="layout" svg:width="2.667cm" svg:height="0.521cm" svg:x="11.281cm" svg:y="17.891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8.145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8.90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8.907cm" svg:x2="1.629cm" svg:y2="19.669cm">
                <text:p/>
              </draw:line>
              <draw:frame draw:style-name="gr12" draw:layer="layout" svg:width="2.667cm" svg:height="0.758cm" svg:x="1.502cm" svg:y="18.907cm">
                <draw:text-box>
                  <text:p>System Name</text:p>
                </draw:text-box>
              </draw:frame>
              <draw:line draw:style-name="gr13" draw:text-style-name="P2" draw:layer="layout" svg:x1="6.201cm" svg:y1="18.907cm" svg:x2="6.201cm" svg:y2="19.669cm">
                <text:p/>
              </draw:line>
              <draw:frame draw:style-name="gr14" draw:layer="layout" svg:width="3.048cm" svg:height="0.762cm" svg:x="6.049cm" svg:y="18.907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19.161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8.907cm" svg:x2="11.408cm" svg:y2="19.669cm">
                <text:p/>
              </draw:line>
              <draw:frame draw:style-name="gr16" draw:layer="layout" svg:width="2.667cm" svg:height="0.521cm" svg:x="11.281cm" svg:y="18.907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19.161cm">
              <draw:text-box>
                <text:p><text:span text:style-name="T7">X: <text:s text:c="2"/>, Y:</text:span></text:p>
              </draw:text-box>
            </draw:frame>
          </draw:g>
          <draw:g>
            <draw:g>
              <draw:custom-shape draw:style-name="gr7" draw:text-style-name="P2" draw:layer="layout" svg:width="12.7cm" svg:height="0.762cm" svg:x="1.248cm" svg:y="19.94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9" draw:text-style-name="P2" draw:layer="layout" svg:x1="1.629cm" svg:y1="19.944cm" svg:x2="1.629cm" svg:y2="20.706cm">
                <text:p/>
              </draw:line>
              <draw:frame draw:style-name="gr12" draw:layer="layout" svg:width="2.667cm" svg:height="0.758cm" svg:x="1.502cm" svg:y="19.944cm">
                <draw:text-box>
                  <text:p>System Name</text:p>
                </draw:text-box>
              </draw:frame>
              <draw:line draw:style-name="gr13" draw:text-style-name="P2" draw:layer="layout" svg:x1="6.201cm" svg:y1="19.944cm" svg:x2="6.201cm" svg:y2="20.706cm">
                <text:p/>
              </draw:line>
              <draw:frame draw:style-name="gr14" draw:layer="layout" svg:width="3.048cm" svg:height="0.762cm" svg:x="6.049cm" svg:y="19.944cm">
                <draw:text-box>
                  <text:p>System Type</text:p>
                </draw:text-box>
              </draw:frame>
              <draw:frame draw:style-name="gr15" draw:text-style-name="P5" draw:layer="layout" svg:width="5.461cm" svg:height="0.614cm" svg:x="6.074cm" svg:y="20.198cm">
                <draw:text-box>
  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  </draw:text-box>
              </draw:frame>
              <draw:line draw:style-name="gr13" draw:text-style-name="P2" draw:layer="layout" svg:x1="11.408cm" svg:y1="19.944cm" svg:x2="11.408cm" svg:y2="20.706cm">
                <text:p/>
              </draw:line>
              <draw:frame draw:style-name="gr16" draw:layer="layout" svg:width="2.667cm" svg:height="0.521cm" svg:x="11.281cm" svg:y="19.944cm">
                <draw:text-box>
                  <text:p>Coordinates</text:p>
                </draw:text-box>
              </draw:frame>
            </draw:g>
            <draw:frame draw:style-name="gr16" draw:text-style-name="P5" draw:layer="layout" svg:width="2.54cm" svg:height="0.593cm" svg:x="11.408cm" svg:y="20.198cm">
              <draw:text-box>
                <text:p><text:span text:style-name="T7">X: <text:s text:c="2"/>, Y:</text:span></text:p>
              </draw:text-box>
            </draw:frame>
          </draw:g>
          <draw:frame draw:style-name="gr17" draw:text-style-name="P6" draw:layer="layout" svg:width="0.856cm" svg:height="0.762cm" svg:x="1.027cm" svg:y="3.667cm">
            <draw:text-box>
              <text:p text:style-name="P6"><text:span text:style-name="T7">1</text:span></text:p>
            </draw:text-box>
          </draw:frame>
          <draw:frame draw:style-name="gr17" draw:text-style-name="P6" draw:layer="layout" svg:width="0.856cm" svg:height="0.762cm" svg:x="1.027cm" svg:y="4.683cm">
            <draw:text-box>
              <text:p text:style-name="P6"><text:span text:style-name="T7">2</text:span></text:p>
            </draw:text-box>
          </draw:frame>
          <draw:frame draw:style-name="gr17" draw:text-style-name="P6" draw:layer="layout" svg:width="0.856cm" svg:height="0.762cm" svg:x="1.027cm" svg:y="5.699cm">
            <draw:text-box>
              <text:p text:style-name="P6"><text:span text:style-name="T7">3</text:span></text:p>
            </draw:text-box>
          </draw:frame>
          <draw:frame draw:style-name="gr17" draw:text-style-name="P6" draw:layer="layout" svg:width="0.856cm" svg:height="0.762cm" svg:x="1.027cm" svg:y="6.715cm">
            <draw:text-box>
              <text:p text:style-name="P6"><text:span text:style-name="T7">4</text:span></text:p>
            </draw:text-box>
          </draw:frame>
          <draw:frame draw:style-name="gr17" draw:text-style-name="P6" draw:layer="layout" svg:width="0.856cm" svg:height="0.762cm" svg:x="1.027cm" svg:y="7.731cm">
            <draw:text-box>
              <text:p text:style-name="P6"><text:span text:style-name="T7">5</text:span></text:p>
            </draw:text-box>
          </draw:frame>
          <draw:frame draw:style-name="gr17" draw:text-style-name="P6" draw:layer="layout" svg:width="0.856cm" svg:height="0.762cm" svg:x="1.025cm" svg:y="8.763cm">
            <draw:text-box>
              <text:p text:style-name="P6"><text:span text:style-name="T7">6</text:span></text:p>
            </draw:text-box>
          </draw:frame>
          <draw:frame draw:style-name="gr17" draw:text-style-name="P6" draw:layer="layout" svg:width="0.856cm" svg:height="0.762cm" svg:x="1.027cm" svg:y="9.763cm">
            <draw:text-box>
              <text:p text:style-name="P6"><text:span text:style-name="T7">7</text:span></text:p>
            </draw:text-box>
          </draw:frame>
          <draw:frame draw:style-name="gr17" draw:text-style-name="P6" draw:layer="layout" svg:width="0.856cm" svg:height="0.762cm" svg:x="1.027cm" svg:y="10.779cm">
            <draw:text-box>
              <text:p text:style-name="P6"><text:span text:style-name="T7">8</text:span></text:p>
            </draw:text-box>
          </draw:frame>
          <draw:frame draw:style-name="gr17" draw:text-style-name="P6" draw:layer="layout" svg:width="0.856cm" svg:height="0.762cm" svg:x="1.027cm" svg:y="11.795cm">
            <draw:text-box>
              <text:p text:style-name="P6"><text:span text:style-name="T7">9</text:span></text:p>
            </draw:text-box>
          </draw:frame>
          <draw:frame draw:style-name="gr17" draw:text-style-name="P6" draw:layer="layout" svg:width="0.856cm" svg:height="0.762cm" svg:x="1.027cm" svg:y="12.811cm">
            <draw:text-box>
              <text:p text:style-name="P6"><text:span text:style-name="T7">10</text:span></text:p>
            </draw:text-box>
          </draw:frame>
          <draw:frame draw:style-name="gr17" draw:text-style-name="P6" draw:layer="layout" svg:width="0.856cm" svg:height="0.762cm" svg:x="1.027cm" svg:y="13.827cm">
            <draw:text-box>
              <text:p text:style-name="P6"><text:span text:style-name="T7">11</text:span></text:p>
            </draw:text-box>
          </draw:frame>
          <draw:frame draw:style-name="gr17" draw:text-style-name="P6" draw:layer="layout" svg:width="0.856cm" svg:height="0.762cm" svg:x="1.027cm" svg:y="14.843cm">
            <draw:text-box>
              <text:p text:style-name="P6"><text:span text:style-name="T7">12</text:span></text:p>
            </draw:text-box>
          </draw:frame>
          <draw:frame draw:style-name="gr17" draw:text-style-name="P6" draw:layer="layout" svg:width="0.856cm" svg:height="0.762cm" svg:x="1.027cm" svg:y="15.859cm">
            <draw:text-box>
              <text:p text:style-name="P6"><text:span text:style-name="T7">13</text:span></text:p>
            </draw:text-box>
          </draw:frame>
          <draw:frame draw:style-name="gr17" draw:text-style-name="P6" draw:layer="layout" svg:width="0.856cm" svg:height="0.762cm" svg:x="1.027cm" svg:y="16.875cm">
            <draw:text-box>
              <text:p text:style-name="P6"><text:span text:style-name="T7">14</text:span></text:p>
            </draw:text-box>
          </draw:frame>
          <draw:frame draw:style-name="gr17" draw:text-style-name="P6" draw:layer="layout" svg:width="0.856cm" svg:height="0.762cm" svg:x="1.027cm" svg:y="17.891cm">
            <draw:text-box>
              <text:p text:style-name="P6"><text:span text:style-name="T7">15</text:span></text:p>
            </draw:text-box>
          </draw:frame>
          <draw:frame draw:style-name="gr17" draw:text-style-name="P6" draw:layer="layout" svg:width="0.856cm" svg:height="0.762cm" svg:x="1.027cm" svg:y="18.907cm">
            <draw:text-box>
              <text:p text:style-name="P6"><text:span text:style-name="T7">16</text:span></text:p>
            </draw:text-box>
          </draw:frame>
          <draw:frame draw:style-name="gr17" draw:text-style-name="P6" draw:layer="layout" svg:width="0.856cm" svg:height="0.762cm" svg:x="1.027cm" svg:y="19.923cm">
            <draw:text-box>
              <text:p text:style-name="P6"><text:span text:style-name="T7">17</text:span></text:p>
            </draw:text-box>
          </draw:frame>
        </draw:g>
        <draw:g>
          <draw:g>
            <draw:custom-shape draw:style-name="gr7" draw:text-style-name="P2" draw:layer="layout" svg:width="12.7cm" svg:height="0.762cm" svg:x="1.254cm" svg:y="20.9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9" draw:text-style-name="P2" draw:layer="layout" svg:x1="1.635cm" svg:y1="20.96cm" svg:x2="1.635cm" svg:y2="21.722cm">
              <text:p/>
            </draw:line>
            <draw:frame draw:style-name="gr12" draw:layer="layout" svg:width="2.667cm" svg:height="0.758cm" svg:x="1.508cm" svg:y="20.96cm">
              <draw:text-box>
                <text:p>System Name</text:p>
              </draw:text-box>
            </draw:frame>
            <draw:line draw:style-name="gr13" draw:text-style-name="P2" draw:layer="layout" svg:x1="6.207cm" svg:y1="20.96cm" svg:x2="6.207cm" svg:y2="21.722cm">
              <text:p/>
            </draw:line>
            <draw:frame draw:style-name="gr14" draw:layer="layout" svg:width="3.048cm" svg:height="0.762cm" svg:x="6.055cm" svg:y="20.96cm">
              <draw:text-box>
                <text:p>System Type</text:p>
              </draw:text-box>
            </draw:frame>
            <draw:frame draw:style-name="gr15" draw:text-style-name="P5" draw:layer="layout" svg:width="5.461cm" svg:height="0.614cm" svg:x="6.08cm" svg:y="21.214cm">
              <draw:text-box>
                <text:p><text:span text:style-name="T8">q</text:span><text:span text:style-name="T7"> Single </text:span><text:span text:style-name="T8">q</text:span><text:span text:style-name="T7"> Binary </text:span><text:span text:style-name="T8">q</text:span><text:span text:style-name="T7"> Trinary</text:span></text:p>
              </draw:text-box>
            </draw:frame>
            <draw:line draw:style-name="gr13" draw:text-style-name="P2" draw:layer="layout" svg:x1="11.414cm" svg:y1="20.96cm" svg:x2="11.414cm" svg:y2="21.722cm">
              <text:p/>
            </draw:line>
            <draw:frame draw:style-name="gr16" draw:layer="layout" svg:width="2.667cm" svg:height="0.521cm" svg:x="11.287cm" svg:y="20.96cm">
              <draw:text-box>
                <text:p>Coordinates</text:p>
              </draw:text-box>
            </draw:frame>
          </draw:g>
          <draw:frame draw:style-name="gr16" draw:text-style-name="P5" draw:layer="layout" svg:width="2.54cm" svg:height="0.593cm" svg:x="11.414cm" svg:y="21.214cm">
            <draw:text-box>
              <text:p><text:span text:style-name="T7">X: <text:s text:c="2"/>, Y:</text:span></text:p>
            </draw:text-box>
          </draw:frame>
        </draw:g>
        <draw:frame draw:style-name="gr17" draw:text-style-name="P6" draw:layer="layout" svg:width="0.856cm" svg:height="0.762cm" svg:x="1.033cm" svg:y="20.939cm">
          <draw:text-box>
            <text:p text:style-name="P6"><text:span text:style-name="T7">18</text:span></text:p>
          </draw:text-box>
        </draw:frame>
        <draw:frame draw:style-name="gr18" draw:text-style-name="P7" draw:layer="layout" svg:width="0.635cm" svg:height="0.935cm" svg:x="1.001cm" svg:y="1.128cm">
          <draw:text-box>
            <text:p><text:span text:style-name="T9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CR A Extended'" style:font-style-name="Regular" style:font-family-generic="moder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8:24:06.15</meta:creation-date>
    <dc:date>2013-02-26T01:43:53.66</dc:date>
    <meta:editing-duration>PT7H18M33S</meta:editing-duration>
    <meta:editing-cycles>17</meta:editing-cycles>
    <meta:generator>LibreOffice/4.0.0.3$Windows_x86 LibreOffice_project/7545bee9c2a0782548772a21bc84a9dcc583b89</meta:generator>
    <meta:document-statistic meta:object-count="231"/>
  </office:meta>
</office:document-meta>
</file>